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3.0047in"/>
    </style:style>
    <style:style style:name="co3" style:family="table-column">
      <style:table-column-properties fo:break-before="auto" style:column-width="3.7327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2.7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ourier New" fo:font-weight="bold" style:font-weight-asian="bold" style:font-weight-complex="bold"/>
    </style:style>
  </office:automatic-styles>
  <office:body>
    <office:spreadsheet>
      <table:table table:name="BOM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WolkenThermometer V1.0 April 2015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InternalName</text:p>
          </table:table-cell>
          <table:table-cell table:style-name="ce1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 C3 C4 C9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F-50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 C7 C8 </text:p>
          </table:table-cell>
          <table:table-cell office:value-type="string" calcext:value-type="string">
            <text:p>10u/10V/X7R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F-1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 C6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s_SMD:Diode-MiniMELF_Handsoldering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DIODE2</text:p>
          </table:table-cell>
          <table:table-cell office:value-type="string" calcext:value-type="string">
            <text:p>L414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1206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-W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m1 </text:p>
          </table:table-cell>
          <table:table-cell office:value-type="string" calcext:value-type="string">
            <text:p>Solar Panel 80x80x5mm, laminated glass, poly crystaline</text:p>
          </table:table-cell>
          <table:table-cell office:value-type="string" calcext:value-type="string">
            <text:p>wifi-sensor:Solar-Panel_60x60mm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olar-8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m2 </text:p>
          </table:table-cell>
          <table:table-cell office:value-type="string" calcext:value-type="string">
            <text:p>Battery, 3.6V, Li-Ion</text:p>
          </table:table-cell>
          <table:table-cell office:value-type="string" calcext:value-type="string">
            <text:p>zeilhofer:Battery-Pack-3xAAA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att-Li-W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m3 </text:p>
          </table:table-cell>
          <table:table-cell office:value-type="string" calcext:value-type="string">
            <text:p>PCB 36x51x1.5mm, 2x35um Cu, 2x Silk, 2x Mask</text:p>
          </table:table-cell>
          <table:table-cell/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CB-WolkenThermometerV1.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m4 </text:p>
          </table:table-cell>
          <table:table-cell office:value-type="string" calcext:value-type="string">
            <text:p>SMD Stencil, 100um stainless steel, 100x100mm</text:p>
          </table:table-cell>
          <table:table-cell/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tencil-WolkenThermometerV1.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em5 Item6 Item7 Item8 </text:p>
          </table:table-cell>
          <table:table-cell office:value-type="string" calcext:value-type="string">
            <text:p>M3 nut, self-retaining, for distance holder</text:p>
          </table:table-cell>
          <table:table-cell/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3-A2-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m9 </text:p>
          </table:table-cell>
          <table:table-cell office:value-type="string" calcext:value-type="string">
            <text:p>Temperature Sensor, Dallas DS18B20</text:p>
          </table:table-cell>
          <table:table-cell/>
          <table:table-cell office:value-type="string" calcext:value-type="string">
            <text:p>zeilho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S18B2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 </text:p>
          </table:table-cell>
          <table:table-cell office:value-type="string" calcext:value-type="string">
            <text:p>SolarPanel</text:p>
          </table:table-cell>
          <table:table-cell office:value-type="string" calcext:value-type="string">
            <text:p>wifi-sensor:Pinheader_01x02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 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wifi-sensor:Pinheader_02x01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M-WT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 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wifi-sensor:Pinheader_01x03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</text:p>
          </table:table-cell>
          <table:table-cell office:value-type="string" calcext:value-type="string">
            <text:p>Arduino-Programming</text:p>
          </table:table-cell>
          <table:table-cell office:value-type="string" calcext:value-type="string">
            <text:p>wifi-sensor:Pinheader_01x04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HeaderM-WT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</text:p>
          </table:table-cell>
          <table:table-cell office:value-type="string" calcext:value-type="string">
            <text:p>ISP 6-pin</text:p>
          </table:table-cell>
          <table:table-cell office:value-type="string" calcext:value-type="string">
            <text:p>wifi-sensor:Pinheader_02x03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HeaderDualM-WT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6 </text:p>
          </table:table-cell>
          <table:table-cell office:value-type="string" calcext:value-type="string">
            <text:p>I2C-Bus</text:p>
          </table:table-cell>
          <table:table-cell office:value-type="string" calcext:value-type="string">
            <text:p>wifi-sensor:Pinheader_01x04_Edge_SM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HeaderM-WT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7 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zeilhofer:ESP8266-V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WiFi-V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1 Q3 Q4 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zeilhofer:sot23-gsd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NMOSFET2</text:p>
          </table:table-cell>
          <table:table-cell office:value-type="string" calcext:value-type="string">
            <text:p>NMOS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 </text:p>
          </table:table-cell>
          <table:table-cell office:value-type="string" calcext:value-type="string">
            <text:p>BSS308</text:p>
          </table:table-cell>
          <table:table-cell office:value-type="string" calcext:value-type="string">
            <text:p>zeilhofer:sot23-gsd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PMOSFET2</text:p>
          </table:table-cell>
          <table:table-cell office:value-type="string" calcext:value-type="string">
            <text:p>PMOS-WT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1 R4 R5 R8 R10 </text:p>
            <text:p>R11 R12 R17 R20 R21 </text:p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1k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5 R18 R2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100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100k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10k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 R3 R6 R7 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150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9 R13 R19 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16-4k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 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fi-sensor:Switch_SMT_TL331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aster-W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 </text:p>
          </table:table-cell>
          <table:table-cell office:value-type="string" calcext:value-type="string">
            <text:p>LM431SCCM32X</text:p>
          </table:table-cell>
          <table:table-cell office:value-type="string" calcext:value-type="string">
            <text:p>Housings_SOT-23_SOT-143_TSOT-6:SOT23_Handsolder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L431_SOT23-3</text:p>
          </table:table-cell>
          <table:table-cell office:value-type="string" calcext:value-type="string">
            <text:p>Ref-2.5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ATMEGA328P-A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</text:p>
          </table:table-cell>
          <table:table-cell office:value-type="string" calcext:value-type="string">
            <text:p>AVR-32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 </text:p>
          </table:table-cell>
          <table:table-cell office:value-type="string" calcext:value-type="string">
            <text:p>MCP1825T-3002E_DCCT</text:p>
          </table:table-cell>
          <table:table-cell office:value-type="string" calcext:value-type="string">
            <text:p>git_local_smd_packages:SOT-223-5_1.27mm-pitch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MCP1825</text:p>
          </table:table-cell>
          <table:table-cell office:value-type="string" calcext:value-type="string">
            <text:p>Reg-3.0V-W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 </text:p>
          </table:table-cell>
          <table:table-cell office:value-type="string" calcext:value-type="string">
            <text:p>RESONATOR 8MHz</text:p>
          </table:table-cell>
          <table:table-cell office:value-type="string" calcext:value-type="string">
            <text:p>git_xtal:Resonator_7.2x3mm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RESONATOR_SMD</text:p>
          </table:table-cell>
          <table:table-cell office:value-type="string" calcext:value-type="string">
            <text:p>Reso8M</text:p>
          </table:table-cell>
          <table:table-cell table:number-columns-repeated="1017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1017"/>
        </table:table-row>
      </table:table>
      <table:named-expressions/>
      <table:database-ranges>
        <table:database-range table:name="__Anonymous_Sheet_DB__0" table:target-range-address="BOM2.A3:BOM2.F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6126in" fo:margin-right="0.3909in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1:35:10.27191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01:47:30.613717395</dc:date>
    <meta:editing-duration>PT4H38M51S</meta:editing-duration>
    <meta:editing-cycles>9</meta:editing-cycles>
    <meta:generator>LibreOffice/4.3.3.2$Linux_X86_64 LibreOffice_project/430m0$Build-2</meta:generator>
    <meta:print-date>2015-03-19T17:40:18.012309912</meta:print-date>
    <meta:document-statistic meta:table-count="1" meta:cell-count="222" meta:object-count="0"/>
  </office:meta>
</office:document-meta>
</file>